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Linux Libertine" svg:font-family="'Linux Libertin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Linux Libertine"/>
    </style:style>
    <style:style style:name="P2" style:family="paragraph" style:parent-style-name="Standard" style:list-style-name="L1">
      <style:text-properties style:font-name="Linux Liberti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in Vorgang sieht wie folgt aus: </text:p>
      <text:list xml:id="list8346292651354070724" text:style-name="L1">
        <text:list-item>
          <text:p text:style-name="P2">Als erstes müssen die Türen in Abschussrichtung geöffnet werden.</text:p>
        </text:list-item>
        <text:list-item>
          <text:p text:style-name="P2">Dann müssen die Flügen an den Türen nach oben geklappt und die obere Plexiglasplatte eingelegt werden.</text:p>
        </text:list-item>
        <text:list-item>
          <text:p text:style-name="P2">Nun sollte überprüft werden, dass der Lade-Schalter nicht gedrückt ist. Dies ist der Fall, wenn er Bündig mit dem ihn umgebenden Metall ist.</text:p>
        </text:list-item>
        <text:list-item>
          <text:p text:style-name="P2">Der Hauptgeräteanschluss (ein Kaltgeräteanschluss) wird nun an die Induktionskanone angeschlossen.</text:p>
        </text:list-item>
        <text:list-item>
          <text:p text:style-name="P2">Anschließend wird der Hauptschalter (direkt neben dem Hauptgeräteanschluss) sofern noch nicht passiert angeschaltet. Er sollte nun rot leuchten.</text:p>
        </text:list-item>
        <text:list-item>
          <text:p text:style-name="P2">Es muss zudem überprüft werden, ob der Notausschalter rein gedrückt ist. In diesem Fall muss er durch eine kleine Drehbewebgung wieder in die obere Stellung gebracht werden. </text:p>
        </text:list-item>
        <text:list-item>
          <text:p text:style-name="P2">Nun kann man die Türe noch öffnen, da die Kondensatoren noch ungeladen sind. Die Türe wird also geöffnet, wodurch sowohl das Laden als auch das Schießen elektrisch und mechanisch verhindert werden und man kann die Kanone ausrichten, sodass sie im gewünschten Winkel schießt.</text:p>
        </text:list-item>
        <text:list-item>
          <text:p text:style-name="P2">Nun wird die Türe wieder geschlossen, sodass der Ladevorgang beginnen kann. Sollte man während des Ladevorgangs die Tür öffnen wird der Vorgang unterbrochen.</text:p>
        </text:list-item>
        <text:list-item>
          <text:p text:style-name="P2">Ist der Kondensator nun bis zur gewünschten Ladung geladen und ist die Türe noch geschlossen, so kann man den Schussknopf zu schießen betätigen.</text:p>
        </text:list-item>
        <text:list-item>
          <text:p text:style-name="P2">Nach dem Schießen muss der Ring erneut auf das Schussrohr eingelegt werden. Anschließend kann man wieder bei Schritt 7 beginnen.</text:p>
        </text:list-item>
      </text:list>
      <text:p text:style-name="P1"/>
      <text:p text:style-name="P1">Personen, welche die Induktionskanone bedienen sollten unbedingt eine Einweisung durch geschultes Personal bekommen.</text:p>
      <text:p text:style-name="P1">Zudem ist es wichtig, die Komplette Anleitung, vor allen Dingen die "Gefärdungsbeurteilung" und die "Einweisung Beaufsichtigung" gelesen zu ha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Linux Libertine" svg:font-family="'Linux Libertine'"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M34S</meta:editing-duration>
    <meta:editing-cycles>9</meta:editing-cycles>
    <meta:generator>OpenOffice/4.1.3$Win32 OpenOffice.org_project/413m1$Build-9783</meta:generator>
    <dc:date>2018-07-04T17:07:57.77</dc:date>
    <meta:document-statistic meta:table-count="0" meta:image-count="0" meta:object-count="0" meta:page-count="1" meta:paragraph-count="13" meta:word-count="260" meta:character-count="1751"/>
    <meta:user-defined meta:name="Info 1"/>
    <meta:user-defined meta:name="Info 2"/>
    <meta:user-defined meta:name="Info 3"/>
    <meta:user-defined meta:name="Info 4"/>
  </office:meta>
</office:document-meta>
</file>